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master-page-name="MP0">
      <style:paragraph-properties style:page-number="auto" fo:break-before="page"/>
      <style:text-properties fo:font-size="22pt" officeooo:rsid="00192c2a" officeooo:paragraph-rsid="00192c2a" style:font-size-asian="22pt" style:font-size-complex="22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size="22pt" officeooo:rsid="00192c2a" officeooo:paragraph-rsid="00192c2a" style:font-size-asian="22pt" style:font-size-complex="22pt"/>
    </style:style>
    <style:style style:name="P6" style:family="paragraph" style:parent-style-name="Standard">
      <style:text-properties fo:font-size="22pt" officeooo:rsid="001d6423" officeooo:paragraph-rsid="001d6423" style:font-size-asian="22pt" style:font-size-complex="22pt"/>
    </style:style>
    <style:style style:name="P7" style:family="paragraph" style:parent-style-name="Standard">
      <style:text-properties officeooo:rsid="00192c2a" officeooo:paragraph-rsid="001cd74e"/>
    </style:style>
    <style:style style:name="P8" style:family="paragraph" style:parent-style-name="Standard">
      <style:text-properties officeooo:paragraph-rsid="001cd74e"/>
    </style:style>
    <style:style style:name="P9" style:family="paragraph" style:parent-style-name="Standard">
      <style:text-properties officeooo:rsid="001d6423" officeooo:paragraph-rsid="001d6423"/>
    </style:style>
    <style:style style:name="P10" style:family="paragraph" style:parent-style-name="Standard">
      <style:text-properties fo:color="#800000" officeooo:rsid="001d6423" officeooo:paragraph-rsid="001d6423"/>
    </style:style>
    <style:style style:name="P11" style:family="paragraph" style:parent-style-name="Standard">
      <style:text-properties officeooo:paragraph-rsid="001d6423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1a89c0"/>
    </style:style>
    <style:style style:name="T3" style:family="text">
      <style:text-properties officeooo:rsid="001cd74e"/>
    </style:style>
    <style:style style:name="T4" style:family="text">
      <style:text-properties officeooo:rsid="001d6423"/>
    </style:style>
    <style:style style:name="T5" style:family="text">
      <style:text-properties fo:color="#000000" officeooo:rsid="001d6423"/>
    </style:style>
    <style:style style:name="T6" style:family="text">
      <style:text-properties officeooo:rsid="001f39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vanced Programming</text:p>
      <text:p text:style-name="P5">Documentation of Assignment 2</text:p>
      <text:p text:style-name="P5">------- Smart Pointers------</text:p>
      <text:p text:style-name="P5">Name: Abdul Qadir Hamza</text:p>
      <text:p text:style-name="P5">Reg No.: 36078</text:p>
      <text:p text:style-name="Standard"><text:span text:style-name="T1">Introduction:</text:span></text:p>
      <text:p text:style-name="P7">In this project I have implemented strings using smart pointers with different types <text:span text:style-name="T2">(Copied Pointers, Owned Pointers, COW with reference Counting, COW with reference Linking).</text:span></text:p>
      <text:p text:style-name="P8"><text:span text:style-name="T3">There are different classes that implements different functionalities on strings like (copy, charAt, append, length of String).<text:line-break/>There is also a class by name of Test Class which test all these functions by putting values and all of these test has been passed successfully. <text:s/></text:span></text:p>
      <text:p text:style-name="P4">How to Run <text:span text:style-name="T4">this Code</text:span>:</text:p>
      <text:p text:style-name="P6"/>
      <text:p text:style-name="P9">I made this project on Ubuntu so You Should simply run the Test.cpp file with following command on Linux Terminal.</text:p>
      <text:p text:style-name="P10">G++ -o obj Test.cpp</text:p>
      <text:p text:style-name="P10">./ obj </text:p>
      <text:p text:style-name="P11"><text:span text:style-name="T5">Also you can run this project in Visual Studio by putting all files into your project directory and running code of Test.cpp <text:s/>file. But I didn’t try this.</text:span></text:p>
      <text:p text:style-name="P2"><text:span text:style-name="T4">For profiling </text:span>I <text:span text:style-name="T6">have </text:span>used gprof <text:span text:style-name="T6">which</text:span> analyzed <text:span text:style-name="T6">all the code and made a file with analyzed data</text:span>. <text:span text:style-name="T6">Package also include that file with name tempProfile.txt.</text:span></text:p>
      <text:p text:style-name="P12">GitHub <text:span text:style-name="T6">Link</text:span>: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Abdul Hannan</meta:initial-creator>
    <meta:creation-date>2016-03-06T17:59:00Z</meta:creation-date>
    <dc:date>2016-12-06T20:33:55.563989499</dc:date>
    <meta:editing-cycles>9</meta:editing-cycles>
    <meta:editing-duration>PT29M52S</meta:editing-duration>
    <meta:document-statistic meta:table-count="0" meta:image-count="0" meta:object-count="0" meta:page-count="2" meta:paragraph-count="15" meta:word-count="173" meta:character-count="1057" meta:non-whitespace-character-count="895"/>
    <meta:template xlink:type="simple" xlink:actuate="onRequest" xlink:title="" xlink:href="Normal"/>
  </office:meta>
</office:document-meta>
</file>